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16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Part</text:p>
          </table:table-cell>
          <table:table-cell office:value-type="string">
            <text:p>Reichelt Ref.</text:p>
          </table:table-cell>
          <table:table-cell office:value-type="string">
            <text:p>Price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string">
            <text:p>22pF</text:p>
          </table:table-cell>
          <table:table-cell office:value-type="float" office:value="2">
            <text:p>2</text:p>
          </table:table-cell>
          <table:table-cell office:value-type="string">
            <text:p>C4 C5</text:p>
          </table:table-cell>
          <table:table-cell office:value-type="string">
            <text:p>NPO-G0603 22P</text:p>
          </table:table-cell>
          <table:table-cell table:style-name="ce2" office:value-type="currency" office:currency="EUR" office:value="0.05">
            <text:p>0.05 €</text:p>
          </table:table-cell>
          <table:table-cell table:formula="of:=[.E2]*[.B2]" office:value-type="currency" office:currency="EUR" office:value="0.1">
            <text:p>0.10 €</text:p>
          </table:table-cell>
        </table:table-row>
        <table:table-row table:style-name="ro2">
          <table:table-cell office:value-type="string">
            <text:p>100nF</text:p>
          </table:table-cell>
          <table:table-cell office:value-type="float" office:value="7">
            <text:p>7</text:p>
          </table:table-cell>
          <table:table-cell office:value-type="string">
            <text:p>C1 C2 C3 C8 C9 C10 C12</text:p>
          </table:table-cell>
          <table:table-cell office:value-type="string">
            <text:p>X7R-G0603 100N</text:p>
          </table:table-cell>
          <table:table-cell table:style-name="ce2" office:value-type="currency" office:currency="EUR" office:value="0.05">
            <text:p>0.05 €</text:p>
          </table:table-cell>
          <table:table-cell table:formula="of:=[.E3]*[.B3]" office:value-type="currency" office:currency="EUR" office:value="0.35">
            <text:p>0.35 €</text:p>
          </table:table-cell>
        </table:table-row>
        <table:table-row table:style-name="ro2">
          <table:table-cell office:value-type="string">
            <text:p>4,7uF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SMD ELKO 4,7/35</text:p>
          </table:table-cell>
          <table:table-cell table:style-name="ce2" office:value-type="currency" office:currency="EUR" office:value="0.04">
            <text:p>0.04 €</text:p>
          </table:table-cell>
          <table:table-cell table:formula="of:=[.E4]*[.B4]" office:value-type="currency" office:currency="EUR" office:value="0.04">
            <text:p>0.04 €</text:p>
          </table:table-cell>
        </table:table-row>
        <table:table-row table:style-name="ro2">
          <table:table-cell office:value-type="string">
            <text:p>10uF</text:p>
          </table:table-cell>
          <table:table-cell office:value-type="float" office:value="2">
            <text:p>2</text:p>
          </table:table-cell>
          <table:table-cell office:value-type="string">
            <text:p>C6 C11</text:p>
          </table:table-cell>
          <table:table-cell office:value-type="string">
            <text:p>SMD ELKO 10/16</text:p>
          </table:table-cell>
          <table:table-cell table:style-name="ce2" office:value-type="currency" office:currency="EUR" office:value="0.03">
            <text:p>0.03 €</text:p>
          </table:table-cell>
          <table:table-cell table:formula="of:=[.E5]*[.B5]" office:value-type="currency" office:currency="EUR" office:value="0.06">
            <text:p>0.06 €</text:p>
          </table:table-cell>
        </table:table-row>
        <table:table-row table:style-name="ro2">
          <table:table-cell office:value-type="string">
            <text:p>LED</text:p>
          </table:table-cell>
          <table:table-cell office:value-type="float" office:value="3">
            <text:p>3</text:p>
          </table:table-cell>
          <table:table-cell office:value-type="string">
            <text:p>D1 D6 D7</text:p>
          </table:table-cell>
          <table:table-cell office:value-type="string">
            <text:p>LED 0603-360 RT</text:p>
          </table:table-cell>
          <table:table-cell table:style-name="ce2" office:value-type="currency" office:currency="EUR" office:value="0.26">
            <text:p>0.26 €</text:p>
          </table:table-cell>
          <table:table-cell table:formula="of:=[.E6]*[.B6]" office:value-type="currency" office:currency="EUR" office:value="0.78">
            <text:p>0.78 €</text:p>
          </table:table-cell>
        </table:table-row>
        <table:table-row table:style-name="ro2">
          <table:table-cell office:value-type="string">
            <text:p>BAT42W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BAT 42W</text:p>
          </table:table-cell>
          <table:table-cell table:style-name="ce2" office:value-type="currency" office:currency="EUR" office:value="0.04">
            <text:p>0.04 €</text:p>
          </table:table-cell>
          <table:table-cell table:formula="of:=[.E7]*[.B7]" office:value-type="currency" office:currency="EUR" office:value="0.04">
            <text:p>0.04 €</text:p>
          </table:table-cell>
        </table:table-row>
        <table:table-row table:style-name="ro2">
          <table:table-cell office:value-type="string">
            <text:p>ATMEGA8-P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GA 8-16 DIP</text:p>
          </table:table-cell>
          <table:table-cell table:style-name="ce2" office:value-type="currency" office:currency="EUR" office:value="1.85">
            <text:p>1.85 €</text:p>
          </table:table-cell>
          <table:table-cell table:formula="of:=[.E8]*[.B8]" office:value-type="currency" office:currency="EUR" office:value="1.85">
            <text:p>1.85 €</text:p>
          </table:table-cell>
        </table:table-row>
        <table:table-row table:style-name="ro2">
          <table:table-cell office:value-type="string">
            <text:p>USB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USB BW</text:p>
          </table:table-cell>
          <table:table-cell table:style-name="ce2" office:value-type="currency" office:currency="EUR" office:value="0.21">
            <text:p>0.21 €</text:p>
          </table:table-cell>
          <table:table-cell table:formula="of:=[.E9]*[.B9]" office:value-type="currency" office:currency="EUR" office:value="0.21">
            <text:p>0.21 €</text:p>
          </table:table-cell>
        </table:table-row>
        <table:table-row table:style-name="ro2">
          <table:table-cell office:value-type="string">
            <text:p>INDUCTOR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BLM21PG 300</text:p>
          </table:table-cell>
          <table:table-cell table:style-name="ce2" office:value-type="currency" office:currency="EUR" office:value="0.05">
            <text:p>0.05 €</text:p>
          </table:table-cell>
          <table:table-cell table:formula="of:=[.E10]*[.B10]" office:value-type="currency" office:currency="EUR" office:value="0.05">
            <text:p>0.05 €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float" office:value="3">
            <text:p>3</text:p>
          </table:table-cell>
          <table:table-cell office:value-type="string">
            <text:p>JP1 JP2 JP3</text:p>
          </table:table-cell>
          <table:table-cell office:value-type="string">
            <text:p>SL 1X40W 2,54</text:p>
          </table:table-cell>
          <table:table-cell table:style-name="ce2" office:value-type="currency" office:currency="EUR" office:value="0.3">
            <text:p>0.30 €</text:p>
          </table:table-cell>
          <table:table-cell table:formula="of:=[.E11]" office:value-type="currency" office:currency="EUR" office:value="0.3">
            <text:p>0.30 €</text:p>
          </table:table-cell>
        </table:table-row>
        <table:table-row table:style-name="ro2">
          <table:table-cell office:value-type="string">
            <text:p>CONN_3</text:p>
          </table:table-cell>
          <table:table-cell office:value-type="float" office:value="3">
            <text:p>3</text:p>
          </table:table-cell>
          <table:table-cell office:value-type="string">
            <text:p>K1 K2 K3</text:p>
          </table:table-cell>
          <table:table-cell table:number-columns-repeated="3"/>
        </table:table-row>
        <table:table-row table:style-name="ro2">
          <table:table-cell office:value-type="string">
            <text:p>CONN_6</text:p>
          </table:table-cell>
          <table:table-cell office:value-type="float" office:value="6">
            <text:p>6</text:p>
          </table:table-cell>
          <table:table-cell office:value-type="string">
            <text:p>P1 P2 P3 P4 P6 P8</text:p>
          </table:table-cell>
          <table:table-cell table:number-columns-repeated="3"/>
        </table:table-row>
        <table:table-row table:style-name="ro2">
          <table:table-cell office:value-type="string">
            <text:p>CONN_5</text:p>
          </table:table-cell>
          <table:table-cell office:value-type="float" office:value="3">
            <text:p>3</text:p>
          </table:table-cell>
          <table:table-cell office:value-type="string">
            <text:p>P5 P7 P9</text:p>
          </table:table-cell>
          <table:table-cell table:number-columns-repeated="3"/>
        </table:table-row>
        <table:table-row table:style-name="ro2">
          <table:table-cell office:value-type="string">
            <text:p>CONN_3X2</text:p>
          </table:table-cell>
          <table:table-cell office:value-type="float" office:value="1">
            <text:p>1</text:p>
          </table:table-cell>
          <table:table-cell office:value-type="string">
            <text:p>P11</text:p>
          </table:table-cell>
          <table:table-cell table:number-columns-repeated="3"/>
        </table:table-row>
        <table:table-row table:style-name="ro2">
          <table:table-cell office:value-type="string">
            <text:p>CONN_2</text:p>
          </table:table-cell>
          <table:table-cell office:value-type="float" office:value="1">
            <text:p>1</text:p>
          </table:table-cell>
          <table:table-cell office:value-type="string">
            <text:p>P10</text:p>
          </table:table-cell>
          <table:table-cell office:value-type="string">
            <text:p>AKL 055-02</text:p>
          </table:table-cell>
          <table:table-cell table:style-name="ce2" office:value-type="currency" office:currency="EUR" office:value="0.3">
            <text:p>0.30 €</text:p>
          </table:table-cell>
          <table:table-cell table:formula="of:=[.E16]*[.B16]" office:value-type="currency" office:currency="EUR" office:value="0.3">
            <text:p>0.30 €</text:p>
          </table:table-cell>
        </table:table-row>
        <table:table-row table:style-name="ro2">
          <table:table-cell office:value-type="string">
            <text:p>1k</text:p>
          </table:table-cell>
          <table:table-cell office:value-type="float" office:value="3">
            <text:p>3</text:p>
          </table:table-cell>
          <table:table-cell office:value-type="string">
            <text:p>R2 R10 R11</text:p>
          </table:table-cell>
          <table:table-cell table:style-name="ce1" office:value-type="string">
            <text:p>SMD-0603 1K</text:p>
          </table:table-cell>
          <table:table-cell table:style-name="ce2" office:value-type="currency" office:currency="EUR" office:value="0.1">
            <text:p>0.10 €</text:p>
          </table:table-cell>
          <table:table-cell table:formula="of:=[.E17]*[.B17]" office:value-type="currency" office:currency="EUR" office:value="0.3">
            <text:p>0.30 €</text:p>
          </table:table-cell>
        </table:table-row>
        <table:table-row table:style-name="ro2">
          <table:table-cell office:value-type="string">
            <text:p>4,7k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SMD-0603 4,7K </text:p>
          </table:table-cell>
          <table:table-cell table:style-name="ce2" office:value-type="currency" office:currency="EUR" office:value="0.1">
            <text:p>0.10 €</text:p>
          </table:table-cell>
          <table:table-cell table:formula="of:=[.E18]*[.B18]" office:value-type="currency" office:currency="EUR" office:value="0.1">
            <text:p>0.10 €</text:p>
          </table:table-cell>
        </table:table-row>
        <table:table-row table:style-name="ro2">
          <table:table-cell office:value-type="string">
            <text:p>10k</text:p>
          </table:table-cell>
          <table:table-cell office:value-type="float" office:value="2">
            <text:p>2</text:p>
          </table:table-cell>
          <table:table-cell office:value-type="string">
            <text:p>R1 R9</text:p>
          </table:table-cell>
          <table:table-cell office:value-type="string">
            <text:p>SMD-0603 10K</text:p>
          </table:table-cell>
          <table:table-cell table:style-name="ce2" office:value-type="currency" office:currency="EUR" office:value="0.1">
            <text:p>0.10 €</text:p>
          </table:table-cell>
          <table:table-cell table:formula="of:=[.E19]*[.B19]" office:value-type="currency" office:currency="EUR" office:value="0.2">
            <text:p>0.20 €</text:p>
          </table:table-cell>
        </table:table-row>
        <table:table-row table:style-name="ro2">
          <table:table-cell office:value-type="string">
            <text:p>SW_PUSH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TASTER 3301</text:p>
          </table:table-cell>
          <table:table-cell table:style-name="ce2" office:value-type="currency" office:currency="EUR" office:value="0.11">
            <text:p>0.11 €</text:p>
          </table:table-cell>
          <table:table-cell table:formula="of:=[.E20]*[.B20]" office:value-type="currency" office:currency="EUR" office:value="0.11">
            <text:p>0.11 €</text:p>
          </table:table-cell>
        </table:table-row>
        <table:table-row table:style-name="ro2">
          <table:table-cell office:value-type="string">
            <text:p>FT232RL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FT232Rl</text:p>
          </table:table-cell>
          <table:table-cell table:style-name="ce2" office:value-type="currency" office:currency="EUR" office:value="3.15">
            <text:p>3.15 €</text:p>
          </table:table-cell>
          <table:table-cell table:formula="of:=[.E21]*[.B21]" office:value-type="currency" office:currency="EUR" office:value="3.15">
            <text:p>3.15 €</text:p>
          </table:table-cell>
        </table:table-row>
        <table:table-row table:style-name="ro2">
          <table:table-cell office:value-type="string">
            <text:p>LM1117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LM 1117 MP5,0</text:p>
          </table:table-cell>
          <table:table-cell table:style-name="ce2" office:value-type="currency" office:currency="EUR" office:value="0.68">
            <text:p>0.68 €</text:p>
          </table:table-cell>
          <table:table-cell table:formula="of:=[.E22]*[.B22]" office:value-type="currency" office:currency="EUR" office:value="0.68">
            <text:p>0.68 €</text:p>
          </table:table-cell>
        </table:table-row>
        <table:table-row table:style-name="ro2"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16,0000-HC18</text:p>
          </table:table-cell>
          <table:table-cell table:style-name="ce2" office:value-type="currency" office:currency="EUR" office:value="0.15">
            <text:p>0.15 €</text:p>
          </table:table-cell>
          <table:table-cell table:formula="of:=[.E23]*[.B23]" office:value-type="currency" office:currency="EUR" office:value="0.15">
            <text:p>0.15 €</text:p>
          </table:table-cell>
        </table:table-row>
        <table:table-row table:style-name="ro2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currency" office:currency="EUR" office:value="0.9">
            <text:p>0.90 €</text:p>
          </table:table-cell>
          <table:table-cell table:formula="of:=[.E24]*[.B24]" office:value-type="currency" office:currency="EUR" office:value="0.9">
            <text:p>0.90 €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formula="of:=SUM([.F2:.F24])" office:value-type="currency" office:currency="EUR" office:value="9.67">
            <text:p>9.67 €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7T13:08:24</dc:date>
    <dc:creator>Sebastian Schumb</dc:creator>
    <meta:document-statistic meta:table-count="1" meta:cell-count="131" meta:object-count="0"/>
    <meta:generator>LibreOffice/3.6$Linux_x86 LibreOffice_project/360m1$Build-3</meta:generator>
  </office:meta>
</office:document-meta>
</file>